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ignature">
      <style:text-properties style:use-window-font-color="true" style:text-underline-style="none" fo:background-color="transparent"/>
    </style:style>
    <style:style style:name="P4" style:family="paragraph" style:parent-style-name="Text_20_body">
      <style:text-properties style:font-name="DejaVu Sans Mono" fo:font-size="9pt" style:font-name-asian="DejaVu Sans Mono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7" style:family="paragraph" style:parent-style-name="Text_20_body">
      <style:text-properties style:font-name="DejaVu Sans Mono" fo:font-size="9pt" style:font-name-asian="DejaVu Sans Mono" style:font-size-asian="9pt" style:font-size-complex="9pt"/>
    </style:style>
    <style:style style:name="P8" style:family="paragraph" style:parent-style-name="Heading_20_1">
      <style:text-properties style:use-window-font-color="true" style:text-underline-style="none" fo:background-color="transparent"/>
    </style:style>
    <style:style style:name="P9" style:family="paragraph" style:parent-style-name="Heading_20_3">
      <style:text-properties fo:font-variant="normal" fo:text-transform="none" fo:color="#2b2b2b" style:font-name="arial" fo:font-size="13.5pt" fo:letter-spacing="normal" fo:font-style="normal" fo:font-weight="bold"/>
    </style:style>
    <style:style style:name="T1" style:family="text">
      <style:text-properties style:use-window-font-color="true" style:text-underline-style="none"/>
    </style:style>
    <style:style style:name="Sect1" style:family="section">
      <style:section-properties fo:background-color="#e6e6ff" text:dont-balance-text-columns="fals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HDOJ 2842 - Chinese Rings</text:h>
      <text:p text:style-name="P3">——by A Code Rabbit</text:p>
      <text:h text:style-name="P9" text:outline-level="3">Description</text:h>
      <text:p text:style-name="Standard"><text:tab/>中国环……</text:p>
      <text:p text:style-name="Standard"><text:tab/>中国环是一串环，你要解开第n个环的话，必须先将前n – 2个环脱下来，第 n – 1个环仍在串上，然后才可以去脱下或者串上第n个环。</text:p>
      <text:p text:style-name="Standard"><text:tab/>第1个环可以随便操作。</text:p>
      <text:p text:style-name="Standard"><text:tab/>输入环的数量n。</text:p>
      <text:p text:style-name="Standard"><text:tab/>输出最少几步可以把所有环都脱下来。</text:p>
      <text:p text:style-name="Standard"/>
      <text:h text:style-name="Heading_20_3" text:outline-level="3">Types</text:h>
      <text:p text:style-name="Text_20_body"><text:tab/>Maths :: Matrix</text:p>
      <text:h text:style-name="Heading_20_3" text:outline-level="3">Analysis</text:h>
      <text:p text:style-name="Standard"><text:tab/>这种题一看就欠打表。</text:p>
      <text:p text:style-name="Standard"><text:tab/>欠打表的题一般都是递推。</text:p>
      <text:p text:style-name="Standard"><text:tab/>所以这题是递推……</text:p>
      <text:p text:style-name="Standard"><text:tab/>我们设f(x)为把前x个的环脱下来的最少步骤，f(n)就是我们要求的解。</text:p>
      <text:p text:style-name="Standard"><text:tab/>然后我们来思考，如何推出f(x)。</text:p>
      <text:p text:style-name="Standard"><text:tab/>要把前x个环脱下来，就要先把前x – 2个环脱下来，然后脱下第x个环，</text:p>
      <text:p text:style-name="Standard"><text:tab/>这一步要花费f(x – 2) + 1步。</text:p>
      <text:p text:style-name="Standard"><text:tab/>然后我们要考虑如何把第x + 1个环脱下来。</text:p>
      <text:p text:style-name="Standard"><text:tab/>由于一个环可以脱下来的时候，也可以套上去，这个过程可逆。</text:p>
      <text:p text:style-name="Standard"><text:tab/>所以，我们可以花费f(x – 2)步，把前x – 2个环套上去。</text:p>
      <text:p text:style-name="Standard"><text:tab/>这时候我们发现，我们的任务转化为如何把前x – 1个环脱下来，即f(x – 1)。</text:p>
      <text:p text:style-name="Standard"><text:tab/>这时候，便得到我们的递推公式：</text:p>
      <text:list xml:id="list1619804583" text:style-name="L1">
        <text:list-item>
          <text:p text:style-name="P6">f(x) = f(x – 2) + 2 * f(x – 1) + 1</text:p>
        </text:list-item>
      </text:list>
      <text:p text:style-name="P5"><text:tab/>由于n很大，我们应该用矩阵乘法 + 快速幂求解。</text:p>
      <text:p text:style-name="Standard"/>
      <text:h text:style-name="Heading_20_3" text:outline-level="3">Solution</text:h>
      <text:section text:style-name="Sect1" text:name="区域1">
        <text:p text:style-name="P4">// HDOJ 2842</text:p>
        <text:p text:style-name="P4">// Chinese Rings</text:p>
        <text:p text:style-name="P4">// by A Code Rabbit</text:p>
        <text:p text:style-name="P4"/>
        <text:p text:style-name="P4">#include &lt;cstdio&gt;</text:p>
        <text:p text:style-name="P4"/>
        <text:p text:style-name="P4"><text:soft-page-break/>const int ORDER = 3;</text:p>
        <text:p text:style-name="P4">const int DIVISOR = 200907;</text:p>
        <text:p text:style-name="P4"/>
        <text:p text:style-name="P4">struct Matrix {</text:p>
        <text:p text:style-name="P4"><text:s text:c="4"/>long long element[ORDER][ORDER];</text:p>
        <text:p text:style-name="P4">};</text:p>
        <text:p text:style-name="P4"/>
        <text:p text:style-name="P4">int n;</text:p>
        <text:p text:style-name="P4"/>
        <text:p text:style-name="P4">Matrix mat_unit;</text:p>
        <text:p text:style-name="P4">Matrix mat_one;</text:p>
        <text:p text:style-name="P4">Matrix mat_ans;</text:p>
        <text:p text:style-name="P4"/>
        <text:p text:style-name="P4">int original_solution[] = {</text:p>
        <text:p text:style-name="P4"><text:s text:c="4"/>2, 1, 1,</text:p>
        <text:p text:style-name="P4">};</text:p>
        <text:p text:style-name="P4"/>
        <text:p text:style-name="P4">void INIT();</text:p>
        <text:p text:style-name="P4"/>
        <text:p text:style-name="P4">Matrix QuickPower(Matrix mat_result, Matrix mat_one, int index);</text:p>
        <text:p text:style-name="P4">Matrix Multiply(Matrix mat_a, Matrix mat_b);</text:p>
        <text:p text:style-name="P4"/>
        <text:p text:style-name="P4">int main() {</text:p>
        <text:p text:style-name="P4"><text:s text:c="4"/>while (scanf("%d", &amp;n), n) {</text:p>
        <text:p text:style-name="P4"><text:s text:c="8"/>INIT();</text:p>
        <text:p text:style-name="P4"><text:s text:c="8"/>if (n &lt;= 2) {</text:p>
        <text:p text:style-name="P4"><text:s text:c="12"/>printf("%d\n", original_solution[2 - n]);</text:p>
        <text:p text:style-name="P4"><text:s text:c="12"/>continue;</text:p>
        <text:p text:style-name="P4"><text:s text:c="8"/>} else {</text:p>
        <text:p text:style-name="P4"><text:s text:c="12"/>mat_ans = QuickPower(mat_unit, mat_one, n - 2);</text:p>
        <text:p text:style-name="P4"><text:s text:c="12"/>int sum = 0;</text:p>
        <text:p text:style-name="P4"><text:s text:c="12"/>for (int i = 0; i &lt; ORDER; ++i) {</text:p>
        <text:p text:style-name="P4"><text:s text:c="16"/>sum += original_solution[i] * mat_ans.element[i][0];</text:p>
        <text:p text:style-name="P4"><text:s text:c="12"/>}</text:p>
        <text:p text:style-name="P4"><text:s text:c="12"/>printf("%d\n", sum % DIVISOR);</text:p>
        <text:p text:style-name="P4"><text:s text:c="8"/>}</text:p>
        <text:p text:style-name="P4"><text:s text:c="4"/>}</text:p>
        <text:p text:style-name="P4"/>
        <text:p text:style-name="P4"><text:s text:c="4"/>return 0;</text:p>
        <text:p text:style-name="P4">}</text:p>
        <text:p text:style-name="P4"/>
        <text:p text:style-name="P4"><text:soft-page-break/>void INIT() {</text:p>
        <text:p text:style-name="P4"><text:s text:c="4"/>for (int i = 0; i &lt; ORDER; ++i) {</text:p>
        <text:p text:style-name="P4"><text:s text:c="8"/>for (int j = 0; j &lt; ORDER; ++j) {</text:p>
        <text:p text:style-name="P4"><text:s text:c="12"/>mat_unit.element[i][j] = i == j ? 1 : 0;</text:p>
        <text:p text:style-name="P4"><text:s text:c="8"/>}</text:p>
        <text:p text:style-name="P4"><text:s text:c="4"/>}</text:p>
        <text:p text:style-name="P4"><text:s text:c="4"/>for (int i = 0; i &lt; ORDER; ++i) {</text:p>
        <text:p text:style-name="P4"><text:s text:c="8"/>for (int j = 0; j &lt; ORDER; ++j) {</text:p>
        <text:p text:style-name="P4"><text:s text:c="12"/>mat_one.element[i][j] = 0;</text:p>
        <text:p text:style-name="P4"><text:s text:c="8"/>}</text:p>
        <text:p text:style-name="P4"><text:s text:c="4"/>}</text:p>
        <text:p text:style-name="P4"><text:s text:c="4"/>mat_one.element[0][0] = 1;</text:p>
        <text:p text:style-name="P4"><text:s text:c="4"/>mat_one.element[0][1] = 1;</text:p>
        <text:p text:style-name="P4"><text:s text:c="4"/>mat_one.element[1][0] = 2;</text:p>
        <text:p text:style-name="P4"><text:s text:c="4"/>mat_one.element[2][0] = 1;</text:p>
        <text:p text:style-name="P4"><text:s text:c="4"/>mat_one.element[2][2] = 1;</text:p>
        <text:p text:style-name="P4">}</text:p>
        <text:p text:style-name="P4"/>
        <text:p text:style-name="P4">Matrix QuickPower(Matrix mat_result, Matrix mat_one, int index) {</text:p>
        <text:p text:style-name="P4"><text:s text:c="4"/>while (index) {</text:p>
        <text:p text:style-name="P4"><text:s text:c="8"/>if (index &amp; 1) {</text:p>
        <text:p text:style-name="P4"><text:s text:c="12"/>mat_result = Multiply(mat_result, mat_one);</text:p>
        <text:p text:style-name="P4"><text:s text:c="8"/>}</text:p>
        <text:p text:style-name="P4"><text:s text:c="8"/>mat_one = Multiply(mat_one, mat_one);</text:p>
        <text:p text:style-name="P4"><text:s text:c="8"/>index &gt;&gt;= 1;</text:p>
        <text:p text:style-name="P4"><text:s text:c="4"/>}</text:p>
        <text:p text:style-name="P4"><text:s text:c="4"/>return mat_result;</text:p>
        <text:p text:style-name="P4">}</text:p>
        <text:p text:style-name="P4"/>
        <text:p text:style-name="P4">Matrix Multiply(Matrix mat_a, Matrix mat_b) {</text:p>
        <text:p text:style-name="P4"><text:s text:c="4"/>Matrix mat_result;</text:p>
        <text:p text:style-name="P4"><text:s text:c="4"/>for (int i = 0; i &lt; ORDER; ++i) {</text:p>
        <text:p text:style-name="P4"><text:s text:c="8"/>for (int j = 0; j &lt; ORDER; ++j) {</text:p>
        <text:p text:style-name="P4"><text:s text:c="12"/>mat_result.element[i][j] = 0;</text:p>
        <text:p text:style-name="P4"><text:s text:c="12"/>for (int k = 0; k &lt; ORDER; ++k) {</text:p>
        <text:p text:style-name="P4"><text:s text:c="16"/>mat_result.element[i][j] += mat_a.element[i][k] * mat_b.element[k][j];</text:p>
        <text:p text:style-name="P4"><text:s text:c="12"/>}</text:p>
        <text:p text:style-name="P4"><text:s text:c="12"/>mat_result.element[i][j] %= DIVISOR;</text:p>
        <text:p text:style-name="P4"><text:s text:c="8"/>}</text:p>
        <text:p text:style-name="P4"><text:s text:c="4"/>}</text:p>
        <text:p text:style-name="P4"><text:s text:c="4"/>return mat_result;</text:p>
        <text:p text:style-name="P4"><text:soft-page-break/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文泉驿点阵正黑1" style:font-size-asian="10pt" style:font-name-complex="Lohit Devanagar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style:text-underline-style="non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http://blog.csdn.net/Ra_WinDing"><text:span text:style-name="MT1">http://blog.csdn.net/Ra_WinDing</text:span></text:a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ing </meta:initial-creator>
    <meta:creation-date>2012-07-04T19:21:53</meta:creation-date>
    <dc:date>2012-07-14T19:06:13</dc:date>
    <meta:editing-duration>PT1H49M30S</meta:editing-duration>
    <meta:editing-cycles>49</meta:editing-cycles>
    <meta:generator>LibreOffice/3.5$Linux_X86_64 LibreOffice_project/350m1$Build-2</meta:generator>
    <meta:document-statistic meta:table-count="0" meta:image-count="0" meta:object-count="0" meta:page-count="4" meta:paragraph-count="104" meta:word-count="450" meta:character-count="2528" meta:non-whitespace-character-count="1953"/>
  </office:meta>
</office:document-meta>
</file>